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580000017C67DA677D81A92B9D.png" manifest:media-type="image/png"/>
  <manifest:file-entry manifest:full-path="Pictures/10000000000002F600000149DE7A5BC9B22906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1" style:family="paragraph" style:parent-style-name="Standard">
      <style:paragraph-properties fo:margin-left="0cm" fo:margin-right="0cm" fo:line-height="115%" fo:text-indent="0cm" style:auto-text-indent="false"/>
    </style:style>
    <style:style style:name="P62" style:family="paragraph" style:parent-style-name="Standard">
      <style:paragraph-properties fo:margin-left="0cm" fo:margin-right="0cm" fo:text-indent="0cm" style:auto-text-indent="false"/>
    </style:style>
    <style:style style:name="P63" style:family="paragraph" style:parent-style-name="Standard">
      <style:text-properties fo:color="#ff0000" loext:opacity="100%" fo:font-style="italic" style:font-style-asian="italic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Text_20_body">
      <style:paragraph-properties fo:margin-top="0cm" fo:margin-bottom="0cm" style:contextual-spacing="false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2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Text_20_body">
      <style:text-properties officeooo:paragraph-rsid="0004af76"/>
    </style:style>
    <style:style style:name="P7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5" style:family="paragraph" style:parent-style-name="Text_20_body">
      <style:text-properties officeooo:rsid="001867f6" officeooo:paragraph-rsid="001867f6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8" style:family="paragraph" style:parent-style-name="Standard">
      <style:text-properties officeooo:paragraph-rsid="00342e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7" style:family="paragraph" style:parent-style-name="Caption">
      <style:text-properties officeooo:paragraph-rsid="00431977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1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2" style:family="paragraph" style:parent-style-name="Header">
      <style:paragraph-properties fo:text-align="end" style:justify-single-word="false"/>
    </style:style>
    <style:style style:name="P93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4" style:family="paragraph" style:parent-style-name="Heading_20_1">
      <style:text-properties style:font-size-complex="12pt"/>
    </style:style>
    <style:style style:name="P95" style:family="paragraph" style:parent-style-name="Heading_20_2">
      <style:text-properties officeooo:paragraph-rsid="000c33ac" style:font-size-complex="12pt"/>
    </style:style>
    <style:style style:name="P96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7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8" style:family="paragraph" style:parent-style-name="Heading_20_2">
      <style:text-properties style:font-size-complex="12pt"/>
    </style:style>
    <style:style style:name="P99" style:family="paragraph" style:parent-style-name="Heading_20_2" style:list-style-name="">
      <style:paragraph-properties fo:margin-left="0.63cm" fo:margin-right="0cm" fo:text-indent="0cm" style:auto-text-indent="false"/>
    </style:style>
    <style:style style:name="P100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5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Heading_20_3">
      <style:text-properties officeooo:rsid="00342ec5" officeooo:paragraph-rsid="00342ec5"/>
    </style:style>
    <style:style style:name="P107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3"/>
    <style:style style:name="P111" style:family="paragraph" style:parent-style-name="Text_20_body" style:list-style-name="L3">
      <style:text-properties officeooo:paragraph-rsid="0011b84f"/>
    </style:style>
    <style:style style:name="P112" style:family="paragraph" style:parent-style-name="Text_20_body" style:list-style-name="L3">
      <style:text-properties officeooo:paragraph-rsid="000a8099"/>
    </style:style>
    <style:style style:name="P113" style:family="paragraph" style:parent-style-name="Text_20_body" style:list-style-name="L3">
      <style:text-properties officeooo:rsid="000c9012" officeooo:paragraph-rsid="000c9012"/>
    </style:style>
    <style:style style:name="P114" style:family="paragraph" style:parent-style-name="Text_20_body" style:list-style-name="L3">
      <style:text-properties officeooo:rsid="00135cef" officeooo:paragraph-rsid="00144c86"/>
    </style:style>
    <style:style style:name="P115" style:family="paragraph" style:parent-style-name="Text_20_body" style:list-style-name="L5">
      <style:text-properties officeooo:rsid="00135cef" officeooo:paragraph-rsid="00135cef"/>
    </style:style>
    <style:style style:name="P116" style:family="paragraph" style:parent-style-name="Text_20_body" style:list-style-name="L6">
      <style:text-properties officeooo:rsid="00135cef" officeooo:paragraph-rsid="00135cef"/>
    </style:style>
    <style:style style:name="P117" style:family="paragraph" style:parent-style-name="Text_20_body" style:list-style-name="L3">
      <style:text-properties officeooo:rsid="0011b84f" officeooo:paragraph-rsid="0011b84f"/>
    </style:style>
    <style:style style:name="P118" style:family="paragraph" style:parent-style-name="Text_20_body" style:list-style-name="L4"/>
    <style:style style:name="P119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officeooo:rsid="00010163"/>
    </style:style>
    <style:style style:name="T24" style:family="text">
      <style:text-properties officeooo:rsid="0004af76"/>
    </style:style>
    <style:style style:name="T25" style:family="text">
      <style:text-properties officeooo:rsid="0006b117"/>
    </style:style>
    <style:style style:name="T26" style:family="text">
      <style:text-properties officeooo:rsid="000a8099"/>
    </style:style>
    <style:style style:name="T27" style:family="text">
      <style:text-properties officeooo:rsid="000c9012"/>
    </style:style>
    <style:style style:name="T28" style:family="text">
      <style:text-properties officeooo:rsid="0011b84f"/>
    </style:style>
    <style:style style:name="T29" style:family="text">
      <style:text-properties officeooo:rsid="00135cef"/>
    </style:style>
    <style:style style:name="T30" style:family="text">
      <style:text-properties officeooo:rsid="00144c86"/>
    </style:style>
    <style:style style:name="T31" style:family="text">
      <style:text-properties officeooo:rsid="001614d9"/>
    </style:style>
    <style:style style:name="T32" style:family="text">
      <style:text-properties officeooo:rsid="001a3926"/>
    </style:style>
    <style:style style:name="T33" style:family="text">
      <style:text-properties officeooo:rsid="001fdcd6"/>
    </style:style>
    <style:style style:name="T34" style:family="text">
      <style:text-properties officeooo:rsid="0026013e"/>
    </style:style>
    <style:style style:name="T35" style:family="text">
      <style:text-properties officeooo:rsid="0027b4c8"/>
    </style:style>
    <style:style style:name="T36" style:family="text">
      <style:text-properties officeooo:rsid="0028cd31"/>
    </style:style>
    <style:style style:name="T37" style:family="text">
      <style:text-properties officeooo:rsid="0029febb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officeooo:rsid="002fcc0a"/>
    </style:style>
    <style:style style:name="T40" style:family="text">
      <style:text-properties officeooo:rsid="002fd735"/>
    </style:style>
    <style:style style:name="T41" style:family="text">
      <style:text-properties officeooo:rsid="00317b50"/>
    </style:style>
    <style:style style:name="T42" style:family="text">
      <style:text-properties officeooo:rsid="0031a833"/>
    </style:style>
    <style:style style:name="T43" style:family="text">
      <style:text-properties officeooo:rsid="00342ec5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3776fa"/>
    </style:style>
    <style:style style:name="T46" style:family="text">
      <style:text-properties style:use-window-font-color="true" loext:opacity="0%" officeooo:rsid="003beb34"/>
    </style:style>
    <style:style style:name="T47" style:family="text">
      <style:text-properties style:use-window-font-color="true" loext:opacity="0%" officeooo:rsid="003bfdc3"/>
    </style:style>
    <style:style style:name="T48" style:family="text">
      <style:text-properties style:use-window-font-color="true" loext:opacity="0%" officeooo:rsid="003ce6a3"/>
    </style:style>
    <style:style style:name="T49" style:family="text">
      <style:text-properties style:use-window-font-color="true" loext:opacity="0%" officeooo:rsid="003e5fea"/>
    </style:style>
    <style:style style:name="T50" style:family="text">
      <style:text-properties officeooo:rsid="0034466a"/>
    </style:style>
    <style:style style:name="T51" style:family="text">
      <style:text-properties officeooo:rsid="00351e4f"/>
    </style:style>
    <style:style style:name="T52" style:family="text">
      <style:text-properties officeooo:rsid="0035a3e0"/>
    </style:style>
    <style:style style:name="T53" style:family="text">
      <style:text-properties officeooo:rsid="003776fa"/>
    </style:style>
    <style:style style:name="T54" style:family="text">
      <style:text-properties officeooo:rsid="00389aea"/>
    </style:style>
    <style:style style:name="T55" style:family="text">
      <style:text-properties officeooo:rsid="0039ad7f"/>
    </style:style>
    <style:style style:name="T56" style:family="text">
      <style:text-properties officeooo:rsid="003a7e8d"/>
    </style:style>
    <style:style style:name="T57" style:family="text">
      <style:text-properties officeooo:rsid="003bfdc3"/>
    </style:style>
    <style:style style:name="T58" style:family="text">
      <style:text-properties officeooo:rsid="003ce6a3"/>
    </style:style>
    <style:style style:name="T59" style:family="text">
      <style:text-properties officeooo:rsid="003e5fea"/>
    </style:style>
    <style:style style:name="T60" style:family="text">
      <style:text-properties officeooo:rsid="004c7da5"/>
    </style:style>
    <style:style style:name="T61" style:family="text">
      <style:text-properties officeooo:rsid="0050a903"/>
    </style:style>
    <style:style style:name="T62" style:family="text">
      <style:text-properties officeooo:rsid="005103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1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6">iList - LISTA DE COMPRAS <text:span text:style-name="T62">DIGITAL</text:span> PARA AFETADOS PÓS-COVID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23">Cec</text:span><text:span text:style-name="T25">i</text:span><text:span text:style-name="T23">lio Merlotti Rodas</text:span></text:p>
      <text:p text:style-name="P53"/>
      <text:p text:style-name="P53"/>
      <text:p text:style-name="P53"/>
      <text:p text:style-name="P8">Votuporanga</text:p>
      <text:p text:style-name="P8">202<text:span text:style-name="T33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3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</text:span><text:span text:style-name="T15">iList - </text:span><text:span text:style-name="T12">Lista de Compras </text:span><text:span text:style-name="T16">Digital</text:span><text:span text:style-name="T12"> </text:span><text:span text:style-name="T16">P</text:span><text:span text:style-name="T12">ara Afetad</text:span><text:span text:style-name="T15">o</text:span><text:span text:style-name="T12">s Pós-COVID” </text:span><text:span text:style-name="T13">visa</text:span><text:span text:style-name="T12"> auxiliar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3"><text:bookmark text:name="docs-internal-guid-6bebf872-7fff-5f57-b466-23d50ed75dad"/><text:span text:style-name="T12"> </text:span><text:span text:style-name="T17">Portanto, se observa que tal sequela afeta até mesmo em atividades do dia a dia, como a ida ao mercado, que pode se tornar um tanto quanto desafiador para essas pessoas, po</text:span><text:span text:style-name="T18">r</text:span><text:span text:style-name="T17"> acaba</text:span><text:span text:style-name="T18">re</text:span><text:span text:style-name="T17">m se </text:span><text:span text:style-name="T19">perdendo em seus planos</text:span><text:span text:style-name="T17">. Nesse contexto, um sistema de lista de compras pode ser uma ferramenta importante para auxili</text:span><text:span text:style-name="T21">á-</text:span><text:span text:style-name="T22">los</text:span><text:span text:style-name="T17">, tornando o processo de compra mais fácil e eficiente. A intenção do projeto é criar um ambiente gráfico e intuitivo que gere interatividade com o usuário para apoio da memorização, </text:span><text:span text:style-name="T20">e, tamb</text:span><text:span text:style-name="T22">ém, </text:span><text:span text:style-name="T20">adaptando as listas antigas e simples feitas em pap</text:span><text:span text:style-name="T22">éis para o ambiente digital</text:span><text:span text:style-name="T17">. </text:span></text:p>
      <text:p text:style-name="P69"><text:bookmark text:name="docs-internal-guid-65dcfcce-7fff-dda1-923a-480ecd291370"/>O software ficará disponível a qualquer momento, porém, o recomend<text:span text:style-name="T25">ad</text:span>o é que se utilize após efetuar suas compras, portanto, o utilizando para conferir se o usuário realizou t<text:span text:style-name="T25">udo conforme</text:span> planejad<text:span text:style-name="T25">o</text:span>. </text:p>
      <text:p text:style-name="P66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4">visamos</text:span> desenvolver um software que auxilie no momento de realizar as compras e estimular a capacidade cognitiva de concentração, com a utilização de um sistema de lista de compras com uma experiência interativa e <text:span text:style-name="T61">atual</text:span>.  </text:p>
      <text:p text:style-name="P66"/>
      <text:h text:style-name="Heading_20_2" text:outline-level="2"><text:bookmark-start text:name="__RefHeading___Toc680_1934912507"/>Objetivo<text:bookmark-end text:name="__RefHeading___Toc680_1934912507"/></text:h>
      <text:p text:style-name="P67"><text:bookmark text:name="docs-internal-guid-edd8b56b-7fff-b5f9-9290-70e96242ca50"/>Objetivo geral:</text:p>
      <text:list text:style-name="L1">
        <text:list-item>
          <text:p text:style-name="P107">Um sistema web de lista de compras interativo que auxilie pessoas com sintomas de esquecimento pós-COVID a gerenciar suas compras de forma eficiente e prática. </text:p>
        </text:list-item>
      </text:list>
      <text:p text:style-name="P68"><text:soft-page-break/>Objetivos específicos: </text:p>
      <text:list text:style-name="L2">
        <text:list-item>
          <text:p text:style-name="P108"><text:span text:style-name="T31">Desenvolver um sistema g</text:span>ratuit<text:span text:style-name="T31">o</text:span> e multiplataformas;</text:p>
        </text:list-item>
        <text:list-item>
          <text:p text:style-name="P108">Usuário possu<text:span text:style-name="T31">i</text:span> uma conta com acesso e senha própria;</text:p>
        </text:list-item>
        <text:list-item>
          <text:p text:style-name="P109">Cadastrar itens para compra e visualizar na etapa final da experiência;</text:p>
        </text:list-item>
        <text:list-item>
          <text:p text:style-name="P109"><text:span text:style-name="T31">Desenvolver um sistema com i</text:span>nterface agradável e intuitiva que facilite a visualização dos itens da lista de compras;</text:p>
        </text:list-item>
        <text:list-item>
          <text:p text:style-name="P109">Implementar um sistema de interatividade permitindo ao usuário marcar os itens como comprados ou esquecidos, arrastando-os para a direita ou para a esquerda;</text:p>
        </text:list-item>
        <text:list-item>
          <text:p text:style-name="P109"><text:span text:style-name="T31">Implementar a f</text:span>uncionalidade de lembrete que envie notificações ao usuário sobre os itens da lista de compras em determinados períodos;</text:p>
        </text:list-item>
        <text:list-item>
          <text:p text:style-name="P108"><text:span text:style-name="T31">Implementar o r</text:span>ecurso de histórico de compras, que permita ao usuário consultar listas de compras anteriores e facilitar a reinserção de algum item;</text:p>
        </text:list-item>
        <text:list-item>
          <text:p text:style-name="P108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h text:style-name="P94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5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0"><text:span text:style-name="T29">O sistema deve fornecer a funcionalidade de </text:span>lista de compras para <text:span text:style-name="T27">facilitar o dia a dia de</text:span> pessoas com sintomas de esquecimento pós-COVID <text:span text:style-name="T27">e usuários comuns</text:span>;</text:p>
        </text:list-item>
        <text:list-item>
          <text:p text:style-name="P113">O sistema estará disponível inicialmente em <text:span text:style-name="T29">p</text:span>ortuguês <text:span text:style-name="T34">do B</text:span>rasil (PT-BR);</text:p>
        </text:list-item>
        <text:list-item>
          <text:p text:style-name="P110">O usuário deverá ter um <text:span text:style-name="T28">nome de usuário, </text:span>login e senha próprio para se conectar <text:span text:style-name="T30">à</text:span> plataforma;</text:p>
        </text:list-item>
        <text:list-item>
          <text:p text:style-name="P111"><text:span text:style-name="T28">O sistema deve p</text:span>ermitir que o usuário <text:span text:style-name="T28">adicione itens à lista de compras;</text:span></text:p>
        </text:list-item>
        <text:list-item>
          <text:p text:style-name="P111"><text:span text:style-name="T28">O sistema deve permitir que o usuário edite ou</text:span> remov<text:span text:style-name="T28">a</text:span> itens da lista de compras;</text:p>
        </text:list-item>
        <text:list-item>
          <text:p text:style-name="P111"><text:span text:style-name="T26">O sistema deve possuir i</text:span>nteratividade para que o usuário possa arrastar os itens para a direita se já comprou ou para a esquerda se esqueceu;</text:p>
        </text:list-item>
        <text:list-item>
          <text:p text:style-name="P112"><text:span text:style-name="T28">O sistema deverá a</text:span>rmazenar a lista de compras do usuário no banco de dados para que possa ser acessada posteriormente;</text:p>
        </text:list-item>
        <text:list-item>
          <text:p text:style-name="P114"><text:span text:style-name="T30">O</text:span> sistema de lista de compras <text:span text:style-name="T30">deverá estar disponível</text:span> em diferentes dispositivos, através de uma plataforma web;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0">O sistema deve ser rápido e responsivo, com tempos de carregamento rápido e interações suaves;</text:p>
        </text:list-item>
        <text:list-item>
          <text:p text:style-name="P110">O sistema deve ser escalável e capaz de lidar com as utilidades fornecidas ao usuário;</text:p>
        </text:list-item>
        <text:list-item>
          <text:p text:style-name="P110">O sistema deve fornecer o recurso de histórico d<text:span text:style-name="T30">os</text:span> itens recentes, com duração de 15 dias até sua exclusão do banco de dados;</text:p>
        </text:list-item>
        <text:list-item>
          <text:p text:style-name="P114">O sistema deverá conter uma funcionalidade de notificação, que será enviada a cada determinado período de tempo após aviso prévio do usuário informando que está realizando compras.</text:p>
        </text:list-item>
      </text:list>
      <text:h text:style-name="P96" text:outline-level="2"/>
      <text:h text:style-name="P98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8">Usuário esquecer login ou senha: <text:span text:style-name="T27">o usuário casualmente pode se esquecer do seu login e senha atual</text:span>;</text:p>
        </text:list-item>
        <text:list-item>
          <text:p text:style-name="P118"><text:span text:style-name="T27">Conexão de</text:span> internet <text:span text:style-name="T27">instável: o sistema depende de uma conexão de internet estável para funcionar corretamente</text:span>;</text:p>
        </text:list-item>
        <text:list-item>
          <text:p text:style-name="P118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6" text:outline-level="2"/>
      <text:h text:style-name="P98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5">O usuário deverá ter um nome de usuário, login e senha próprio para se conectar <text:span text:style-name="T30">à</text:span> plataforma;</text:p>
        </text:list-item>
        <text:list-item>
          <text:p text:style-name="P115">O sistema deve permitir que o usuário adicione itens à lista de compras;</text:p>
        </text:list-item>
        <text:list-item>
          <text:p text:style-name="P115">O sistema deve permitir que o usuário edite ou remova itens da lista de compras;</text:p>
        </text:list-item>
        <text:list-item>
          <text:p text:style-name="P115">O sistema deverá armazenar a lista de compras do usuário no banco de dados para que possa ser acessada posteriormente.</text:p>
        </text:list-item>
      </text:list>
      <text:h text:style-name="P96" text:outline-level="2"/>
      <text:h text:style-name="P98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6">O sistema deve fornecer a funcionalidade de lista de compras para facilitar o dia a dia de pessoas com sintomas de esquecimento pós-COVID e usuários comuns;</text:p>
        </text:list-item>
        <text:list-item>
          <text:p text:style-name="P116">O sistema estará disponível inicialmente em português <text:span text:style-name="T35">do Brasil</text:span> (PT-BR);</text:p>
        </text:list-item>
        <text:list-item>
          <text:p text:style-name="P116">O sistema deve possuir interatividade para que o usuário possa arrastar os itens para a direita se já comprou ou para a esquerda se esqueceu;</text:p>
        </text:list-item>
        <text:list-item>
          <text:p text:style-name="P119"><text:span text:style-name="T30">O</text:span><text:span text:style-name="T29"> sistema de lista de compras </text:span><text:span text:style-name="T30">deverá estar disponível</text:span><text:span text:style-name="T29"> em diferentes dispositivos, através de uma plataforma web;</text:span>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16">O sistema deve ser rápido e responsivo, com tempos de carregamento rápido e interações suaves;</text:p>
        </text:list-item>
        <text:list-item>
          <text:p text:style-name="P116">O sistema deve ser confiável e estar disponível para uso durante o momento de compras do usuário;</text:p>
        </text:list-item>
        <text:list-item>
          <text:p text:style-name="P119">O sistema deve fornecer o recurso de histórico d<text:span text:style-name="T30">os</text:span> itens recentes, com duração de 15 dias até sua exclusão do banco de dados;</text:p>
        </text:list-item>
        <text:list-item>
          <text:p text:style-name="P116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7">Elaborado pelos autores</text:span>, 20<text:span text:style-name="T32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9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5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38">Usuário:</text:span> representará aquele que, devidamente cadastrado, possui acesso ao sistema.</text:p>
      <text:p text:style-name="Text_20_body"/>
      <text:h text:style-name="P98" text:outline-level="2"><text:bookmark-start text:name="__RefHeading___Toc1013_1437426670"/>Diagrama de Casos de Uso <text:bookmark-end text:name="__RefHeading___Toc1013_1437426670"/></text:h>
      <text:p text:style-name="Text_20_body"><text:span text:style-name="T36">O usuário terá acesso ao sistema de forma independente de um administrador</text:span>. <text:span text:style-name="T36">O usuário do aplicativo possuirá seu próprio login e senha </text:span><text:span text:style-name="T40">(Manter Usuário)</text:span><text:span text:style-name="T36">, que usará para </text:span><text:span text:style-name="T37">se </text:span><text:span text:style-name="T36">cadastrar e acessar o software, no qual poderá adicionar, editar e remover itens que planeja comprar </text:span><text:span text:style-name="T40">(Manter Itens na Lista)</text:span><text:span text:style-name="T36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7">Elaborado pelos autores</text:span>, 20<text:span text:style-name="T32">23</text:span>.</text:p>
      <text:p text:style-name="P41"><text:soft-page-break/></text:p>
      <text:h text:style-name="P98" text:outline-level="2"><text:bookmark-start text:name="__RefHeading___Toc1015_1437426670"/>Lista de Casos de Uso<text:bookmark-end text:name="__RefHeading___Toc1015_1437426670"/></text:h>
      <text:p text:style-name="P72">Usuário registra login e senha representado em Manter Usuário, portanto, retornando a mensagem 02.</text:p>
      <text:p text:style-name="P72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41">Manter</text:span> <text:span text:style-name="T41">Usuário</text:span></text:p>
          </table:table-cell>
          <table:table-cell table:style-name="Table1.E2" office:value-type="string">
            <text:p text:style-name="P34">Msg0<text:span text:style-name="T59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39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42">2</text:span></text:p>
          </table:table-cell>
        </table:table-row>
      </table:table>
      <text:p text:style-name="Standard"/>
      <text:h text:style-name="P100" text:outline-level="2"/>
      <text:h text:style-name="P101" text:outline-level="2"/>
      <text:h text:style-name="P102" text:outline-level="2"><text:bookmark-start text:name="__RefHeading___Toc1017_1437426670"/>Diagrama de Casos de uso individuais <text:bookmark-end text:name="__RefHeading___Toc1017_1437426670"/></text:h>
      <text:p text:style-name="P23"/>
      <text:h text:style-name="P105" text:outline-level="3"><text:bookmark-start text:name="__RefHeading___Toc1019_1437426670"/>Caso de uso: <text:span text:style-name="T42">Manter Usuári</text:span><text:span text:style-name="T43">o</text:span><text:bookmark-end text:name="__RefHeading___Toc1019_1437426670"/></text:h>
      <text:p text:style-name="P61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42">Elaborado pelos autores</text:span>, 20<text:span text:style-name="T42">23</text:span>.</text:p>
      <text:p text:style-name="P43"/>
      <text:p text:style-name="P43"/>
      <text:p text:style-name="P57">Fluxo Normal</text:p>
      <text:p text:style-name="P85">1 – <text:span text:style-name="T57">AtorUsuário solicita</text:span><text:span text:style-name="T52"> cadastro</text:span></text:p>
      <text:p text:style-name="P86"><text:span text:style-name="T57">2</text:span> – <text:span text:style-name="T57">Sistema solicita</text:span><text:span text:style-name="T52"> </text:span><text:span text:style-name="T57">usuário e senha para cadastro</text:span></text:p>
      <text:p text:style-name="P62"><text:span text:style-name="T57">3</text:span> - Ator<text:span text:style-name="T51">Usuário</text:span> <text:span text:style-name="T52">informa</text:span><text:span text:style-name="T51"> usuário e senha </text:span><text:span text:style-name="T52">para cadastro</text:span></text:p>
      <text:p text:style-name="P62"><text:span text:style-name="T57">4</text:span> - Sistema envia m<text:span text:style-name="T53">sg01</text:span>: “<text:span text:style-name="T51">Confirmar cadastro</text:span>?”</text:p>
      <text:p text:style-name="P62"><text:span text:style-name="T57">5</text:span> - Ator<text:span text:style-name="T51">Usuário</text:span> confirma <text:span text:style-name="T51">cadastro</text:span></text:p>
      <text:p text:style-name="P62"><text:span text:style-name="T57">6</text:span> - Sistema <text:span text:style-name="T51">registra cadastro do usuário</text:span></text:p>
      <text:p text:style-name="P62"><text:span text:style-name="T57">7</text:span> - Sistema envia msg0<text:span text:style-name="T53">2</text:span>: “<text:span text:style-name="T52">Cadastro realizado</text:span> com sucesso!”</text:p>
      <text:p text:style-name="P62"><text:span text:style-name="T57">8</text:span> - Sistema atualiza banco de dados</text:p>
      <text:p text:style-name="P26"/>
      <text:p text:style-name="P28">Fluxo Alternativo</text:p>
      <text:p text:style-name="P81"><text:span text:style-name="T57">4</text:span> - Sistema envia m<text:span text:style-name="T53">sg0</text:span><text:span text:style-name="T59">3</text:span>: “<text:span text:style-name="T51">Confirmar cadastro</text:span>?”</text:p>
      <text:p text:style-name="P81"><text:span text:style-name="T57">4</text:span>.<text:span text:style-name="T56">1</text:span> - Ator<text:span text:style-name="T51">Usuário</text:span> <text:span text:style-name="T56">nega cadastro</text:span></text:p>
      <text:p text:style-name="P82"><text:span text:style-name="T57">4</text:span>.2 – Sistema envia msg0<text:span text:style-name="T59">4</text:span>: “Cadastro cancelado”</text:p>
      <text:p text:style-name="P82"><text:span text:style-name="T57">4</text:span>.3 – Sistema retorna ao item 1</text:p>
      <text:p text:style-name="P31"><text:span text:style-name="T57">6</text:span> - Sistema <text:span text:style-name="T52">registra cadastro do usuário</text:span></text:p>
      <text:p text:style-name="P31"><text:span text:style-name="T57">6</text:span>.1 - Sistema identifica erros de conexão com banco de dados ao <text:span text:style-name="T52">cadastrar usuário</text:span></text:p>
      <text:p text:style-name="P31"><text:span text:style-name="T57">6</text:span>.2 - Sistema envia msg0<text:span text:style-name="T59">5</text:span>: “<text:span text:style-name="T53">Ocorreu um e</text:span>rro de conexão <text:span text:style-name="T53">com o Banco de Dados</text:span>”</text:p>
      <text:p text:style-name="P84"><text:soft-page-break/><text:span text:style-name="T47">6</text:span><text:span text:style-name="T46">.</text:span><text:span text:style-name="T44">3 - Sistema retorna ao item 1</text:span></text:p>
      <text:p text:style-name="P77"/>
      <text:h text:style-name="P106" text:outline-level="3"><text:span text:style-name="T50">Caso de uso: </text:span>Manter Itens na Lista</text:h>
      <text:p text:style-name="P87"><text:span text:style-name="T4">Figura 0</text:span><text:span text:style-name="T7">3</text:span> — Diagrama de Contexto – Visão do Paciente</text:p>
      <text:p text:style-name="P78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7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42">Elaborado pelos autores</text:span>, 20<text:span text:style-name="T42">23</text:span>.</text:p>
      <text:p text:style-name="P44"/>
      <text:p text:style-name="P44"/>
      <text:p text:style-name="P58">Fluxo Normal</text:p>
      <text:p text:style-name="P79">1 - Ator<text:span text:style-name="T54">Usuário</text:span> <text:span text:style-name="T55">cadastra item na lista de compras</text:span></text:p>
      <text:p text:style-name="P88">2 – Sistema solicita nome do item</text:p>
      <text:p text:style-name="P88">3 – AtorUsuário informa nome do item</text:p>
      <text:p text:style-name="P90"><text:span text:style-name="T58">4</text:span> - Sistema envia m<text:span text:style-name="T58">sg</text:span>0<text:span text:style-name="T55">1</text:span>: “<text:span text:style-name="T51">Confirmar cadastro</text:span>?”</text:p>
      <text:p text:style-name="P79"><text:span text:style-name="T58">5</text:span> - Ator<text:span text:style-name="T55">Usuário</text:span> confirma <text:span text:style-name="T55">cadastro</text:span></text:p>
      <text:p text:style-name="P79"><text:span text:style-name="T58">6</text:span> - Sistema <text:span text:style-name="T55">cadastra item</text:span></text:p>
      <text:p text:style-name="P90"><text:span text:style-name="T58">7</text:span> - Sistema envia msg0<text:span text:style-name="T55">2</text:span>: “<text:span text:style-name="T52">Cadastro realizado</text:span> com sucesso!”</text:p>
      <text:p text:style-name="P79"><text:span text:style-name="T58">8</text:span> - Sistema atualiza banco de dados</text:p>
      <text:p text:style-name="P27"/>
      <text:p text:style-name="P29">Fluxo Alternativo</text:p>
      <text:p text:style-name="P32">4 - Sistema envia msg0<text:span text:style-name="T59">3: </text:span>“<text:span text:style-name="T51">Confirmar cadastro</text:span>?”</text:p>
      <text:p text:style-name="P89"><text:span text:style-name="T57">4</text:span>.<text:span text:style-name="T56">1</text:span> - Ator<text:span text:style-name="T51">Usuário</text:span> <text:span text:style-name="T56">nega cadastro</text:span></text:p>
      <text:p text:style-name="P83"><text:span text:style-name="T57">4</text:span>.2 – Sistema envia msg0<text:span text:style-name="T59">4</text:span>: “Cadastro cancelado”</text:p>
      <text:p text:style-name="P83"><text:span text:style-name="T57">4</text:span>.3 – Sistema retorna ao item 1</text:p>
      <text:p text:style-name="P30"><text:span text:style-name="T58">6</text:span> - Sistema <text:span text:style-name="T55">cadastra item</text:span></text:p>
      <text:p text:style-name="P30"><text:span text:style-name="T58">6</text:span>.1 - Sistema identifica erros de conexão com banco de dados ao <text:span text:style-name="T55">cadastrar item</text:span></text:p>
      <text:p text:style-name="P80"><text:span text:style-name="T48">6</text:span><text:span text:style-name="T44">.2 - Sistema envia msg0</text:span><text:span text:style-name="T49">5</text:span><text:span text:style-name="T44">: “</text:span><text:span text:style-name="T45">Ocorreu um e</text:span><text:span text:style-name="T44">rro de conexão </text:span><text:span text:style-name="T45">com o Banco de Dados</text:span><text:span text:style-name="T44">”</text:span></text:p>
      <text:p text:style-name="P30"><text:span text:style-name="T58">6</text:span>.3 - Sistema retorna ao item 1</text:p>
      <text:h text:style-name="P103" text:outline-level="2"><text:bookmark-start text:name="__RefHeading___Toc887_1437426670"/>Diagrama de Classes<text:bookmark-end text:name="__RefHeading___Toc887_1437426670"/></text:h>
      <text:p text:style-name="Text_20_body"><text:span text:style-name="T60">O usuário pode adicionar nenhum ou vários itens a lista de compras</text:span>, <text:span text:style-name="T60">consequentemente o item pode ser adicionado por nenhum ou vários usuários a lista.</text:span> <text:span text:style-name="T60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42">Elaborado pelos autores</text:span>, 20<text:span text:style-name="T42">23</text:span>.</text:p>
      <text:h text:style-name="P97" text:outline-level="2"/>
      <text:h text:style-name="P98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4" text:outline-level="2"/>
      <text:p text:style-name="P63"/>
      <text:p text:style-name="P63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4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4" text:outline-level="1"><text:bookmark-start text:name="__RefHeading___Toc1046_2950480682"/>REFERÊNCIAS<text:bookmark-end text:name="__RefHeading___Toc1046_2950480682"/></text:h>
      <text:p text:style-name="P15"/>
      <text:p text:style-name="P70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70"/>
      <text:p text:style-name="P70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1">‌</text:p>
      <text:p text:style-name="P74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9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9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9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9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60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60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4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7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8-10T14:47:44.649000000</dc:date>
    <meta:print-date>1995-11-21T17:41:00</meta:print-date>
    <meta:editing-cycles>78</meta:editing-cycles>
    <meta:editing-duration>PT21H45M45S</meta:editing-duration>
    <meta:generator>LibreOffice/7.5.5.2$Windows_X86_64 LibreOffice_project/ca8fe7424262805f223b9a2334bc7181abbcbf5e</meta:generator>
    <meta:document-statistic meta:table-count="1" meta:image-count="7" meta:object-count="0" meta:page-count="18" meta:paragraph-count="184" meta:word-count="2046" meta:character-count="12561" meta:non-whitespace-character-count="10726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